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weight="bold" officeooo:rsid="001615d9" officeooo:paragraph-rsid="001615d9" style:font-weight-asian="bold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Arial" officeooo:rsid="001615d9" officeooo:paragraph-rsid="001615d9"/>
    </style:style>
    <style:style style:name="P3" style:family="paragraph" style:parent-style-name="Header">
      <style:paragraph-properties fo:text-align="center" style:justify-single-word="false"/>
      <style:text-properties style:font-name="Arial" officeooo:rsid="00a5c97b" officeooo:paragraph-rsid="00a5c97b"/>
    </style:style>
    <style:style style:name="P4" style:family="paragraph" style:parent-style-name="Header">
      <style:paragraph-properties fo:text-align="center" style:justify-single-word="false"/>
      <style:text-properties style:font-name="Arial" officeooo:rsid="00288b93" officeooo:paragraph-rsid="00288b93"/>
    </style:style>
    <style:style style:name="P5" style:family="paragraph" style:parent-style-name="Standard">
      <style:paragraph-properties fo:text-align="start" style:justify-single-word="false"/>
      <style:text-properties fo:font-weight="bold" officeooo:rsid="002e85ff" officeooo:paragraph-rsid="003a5ff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3a5ff7" officeooo:paragraph-rsid="003a5ff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tyle="italic" fo:font-weight="normal" officeooo:rsid="0059eb9d" officeooo:paragraph-rsid="003a5ff7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a315a3" officeooo:paragraph-rsid="00a315a3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normal" officeooo:rsid="00a64c41" officeooo:paragraph-rsid="00a64c41" style:font-size-asian="16pt" style:font-weight-asian="normal" style:font-size-complex="16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3a5ff7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normal" officeooo:rsid="003a5ff7" officeooo:paragraph-rsid="003a5ff7" style:font-weight-asian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weight="normal" officeooo:rsid="003a5ff7" officeooo:paragraph-rsid="003a5ff7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normal" officeooo:rsid="00a5c97b" officeooo:paragraph-rsid="00a5c97b" style:font-weight-asian="normal" style:font-weight-complex="normal"/>
    </style:style>
    <style:style style:name="P14" style:family="paragraph" style:parent-style-name="Standard" style:list-style-name="L3">
      <style:paragraph-properties fo:text-align="justify" style:justify-single-word="false"/>
      <style:text-properties fo:font-weight="normal" officeooo:rsid="002e85ff" officeooo:paragraph-rsid="00877106" style:font-weight-asian="normal" style:font-weight-complex="normal"/>
    </style:style>
    <style:style style:name="P15" style:family="paragraph" style:parent-style-name="Standard" style:list-style-name="L3">
      <style:paragraph-properties fo:text-align="justify" style:justify-single-word="false"/>
      <style:text-properties fo:font-weight="normal" officeooo:rsid="00a1bae2" officeooo:paragraph-rsid="00a1bae2" style:font-weight-asian="normal" style:font-weight-complex="normal"/>
    </style:style>
    <style:style style:name="P16" style:family="paragraph" style:parent-style-name="Standard" style:list-style-name="L4">
      <style:paragraph-properties fo:text-align="justify" style:justify-single-word="false"/>
      <style:text-properties fo:font-weight="normal" officeooo:rsid="00a1bae2" officeooo:paragraph-rsid="00a1bae2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weight="bold" officeooo:rsid="003a5ff7" officeooo:paragraph-rsid="003a5ff7" style:font-weight-asian="bold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font-weight="bold" officeooo:rsid="0053cce0" officeooo:paragraph-rsid="0053cce0" style:font-weight-asian="bold" style:font-weight-complex="bold"/>
    </style:style>
    <style:style style:name="P19" style:family="paragraph" style:parent-style-name="Standard" style:list-style-name="L4"/>
    <style:style style:name="P20" style:family="paragraph" style:parent-style-name="Standard" style:list-style-name="L3">
      <style:paragraph-properties fo:text-align="justify" style:justify-single-word="false"/>
      <style:text-properties fo:font-style="normal" fo:font-weight="normal" officeooo:rsid="00a1bae2" officeooo:paragraph-rsid="00a1bae2" style:font-style-asian="normal" style:font-weight-asian="normal" style:font-style-complex="normal" style:font-weight-complex="normal"/>
    </style:style>
    <style:style style:name="P21" style:family="paragraph" style:parent-style-name="Standard" style:list-style-name="L3">
      <style:paragraph-properties fo:text-align="justify" style:justify-single-word="false"/>
      <style:text-properties fo:font-style="normal" fo:font-weight="normal" officeooo:rsid="00a433ac" officeooo:paragraph-rsid="00a433ac" style:font-style-asian="normal" style:font-weight-asian="normal" style:font-style-complex="normal" style:font-weight-complex="normal"/>
    </style:style>
    <style:style style:name="T1" style:family="text">
      <style:text-properties officeooo:rsid="002e85ff"/>
    </style:style>
    <style:style style:name="T2" style:family="text">
      <style:text-properties officeooo:rsid="00406544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e85ff" style:font-weight-asian="normal" style:font-weight-complex="normal"/>
    </style:style>
    <style:style style:name="T5" style:family="text">
      <style:text-properties fo:font-weight="normal" officeooo:rsid="003a5ff7" style:font-weight-asian="normal" style:font-weight-complex="normal"/>
    </style:style>
    <style:style style:name="T6" style:family="text">
      <style:text-properties fo:font-weight="normal" officeooo:rsid="00a1bae2" style:font-weight-asian="normal" style:font-weight-complex="normal"/>
    </style:style>
    <style:style style:name="T7" style:family="text">
      <style:text-properties fo:font-weight="normal" officeooo:rsid="00a5c97b" style:font-weight-asian="normal" style:font-weight-complex="normal"/>
    </style:style>
    <style:style style:name="T8" style:family="text">
      <style:text-properties fo:font-style="italic" officeooo:rsid="0054fddb" style:font-style-asian="italic" style:font-style-complex="italic"/>
    </style:style>
    <style:style style:name="T9" style:family="text">
      <style:text-properties fo:font-style="italic" officeooo:rsid="005e387a" style:font-style-asian="italic" style:font-style-complex="italic"/>
    </style:style>
    <style:style style:name="T10" style:family="text">
      <style:text-properties fo:font-style="italic" officeooo:rsid="009f9dec" style:font-style-asian="italic" style:font-style-complex="italic"/>
    </style:style>
    <style:style style:name="T11" style:family="text">
      <style:text-properties fo:font-style="italic" officeooo:rsid="00a5c97b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9928fc" style:font-style-asian="normal" style:font-style-complex="normal"/>
    </style:style>
    <style:style style:name="T14" style:family="text">
      <style:text-properties officeooo:rsid="00540409"/>
    </style:style>
    <style:style style:name="T15" style:family="text">
      <style:text-properties officeooo:rsid="0054fddb"/>
    </style:style>
    <style:style style:name="T16" style:family="text">
      <style:text-properties officeooo:rsid="00a5c97b"/>
    </style:style>
    <style:style style:name="T17" style:family="text">
      <style:text-properties officeooo:rsid="00a64c41"/>
    </style:style>
    <style:style style:name="T18" style:family="text">
      <style:text-properties officeooo:rsid="00a7453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3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STUDO DIRIGIDO: USUÁRIOS, GRUPOS E PERMISSÕES</text:p>
      <text:p text:style-name="P9">(COLOQUE <text:s/>SEU NOME AQUI)</text:p>
      <text:p text:style-name="P5"/>
      <text:p text:style-name="P6">INSTRUÇÕES:</text:p>
      <text:list xml:id="list3499545807" text:style-name="L1">
        <text:list-item>
          <text:p text:style-name="P10"><text:span text:style-name="T5">O</text:span><text:span text:style-name="T4">s exercícios abaixo deverão ser feitos dentro do terminal do Linux</text:span></text:p>
        </text:list-item>
        <text:list-item>
          <text:p text:style-name="P11">Os exercícios estão, em sua maioria, dependentes um dos outros. Ou seja, o segundo depende do primeiro, o terceiro do segundo, e assim sucessivamente. <text:span text:style-name="T16">Procure fazê-los na ordem.</text:span></text:p>
        </text:list-item>
        <text:list-item>
          <text:p text:style-name="P17">Deverá ser entregue um relatório, até a data final especificada, contendo a sequência de comandos que vocês digitaram para realizar cada item do trabalho. <text:line-break/><text:span text:style-name="T7">A</text:span><text:span text:style-name="T3"> sequência de comandos </text:span><text:span text:style-name="T11">deverá</text:span><text:span text:style-name="T7"> </text:span><text:span text:style-name="T3">ser um screenshot da tela de terminal com os comandos que vocês utilizaram. </text:span></text:p>
        </text:list-item>
        <text:list-item>
          <text:p text:style-name="P18">Os comandos deverão ser explicados, bem como o significado de seus parâmetros.</text:p>
        </text:list-item>
        <text:list-item>
          <text:p text:style-name="P13">Entregue este trabalho em formato PDF! <text:span text:style-name="T17">Coloque o seu nome no lugar do nome do aluno acima!</text:span></text:p>
        </text:list-item>
      </text:list>
      <text:list xml:id="list3821420232" text:style-name="L2">
        <text:list-header>
          <text:p text:style-name="P12"/>
        </text:list-header>
      </text:list>
      <text:p text:style-name="P6"><text:span text:style-name="T14">ESPECIFICAÇÃO</text:span>:</text:p>
      <text:p text:style-name="P7"/>
      <text:list xml:id="list3501253407" text:style-name="L3">
        <text:list-item>
          <text:p text:style-name="P14"><text:span text:style-name="T15">A escola possui os seguintes grupos de usuários: </text:span><text:span text:style-name="T8">alunos</text:span><text:span text:style-name="T15">, </text:span><text:span text:style-name="T8">professores</text:span><text:span text:style-name="T15">, </text:span><text:span text:style-name="T8">administra</text:span><text:span text:style-name="T9">cao</text:span><text:span text:style-name="T15">, </text:span><text:span text:style-name="T8">dire</text:span><text:span text:style-name="T10">cao</text:span><text:span text:style-name="T15">. Crie grupos dentro do Linux para representar esses diferentes tipos de usuários.</text:span></text:p>
          <text:p text:style-name="P14"/>
        </text:list-item>
        <text:list-item>
          <text:p text:style-name="P15">Crie 3 pastas: /alunos, /professores, /administracao. Mude os grupos dessas pastas para os grupos do exercício acima.</text:p>
          <text:p text:style-name="P15"/>
        </text:list-item>
        <text:list-item>
          <text:p text:style-name="P15">Configure o dono das pastas acima como sendo o usuário root</text:p>
          <text:p text:style-name="P15"/>
        </text:list-item>
        <text:list-item>
          <text:p text:style-name="P15">Configure as permissões das pastas acima:</text:p>
        </text:list-item>
      </text:list>
      <text:list xml:id="list1447907900" text:style-name="L4">
        <text:list-item>
          <text:p text:style-name="P16">A pasta /alunos deverá ter permissão para que apenas membros do grupo alunos possam ler, escrever e executar. Qualquer outro usuário poderá entrar em qualquer uma dessas pastas.</text:p>
        </text:list-item>
        <text:list-item>
          <text:p text:style-name="P19"><text:span text:style-name="T6">A pasta /professores deverá ter permissão para que apenas professores possam ler e escrever. Outros usuários ou donos das </text:span>past<text:span text:style-name="T18">a</text:span>s<text:span text:style-name="T6"> não poderão fazer nada;</text:span></text:p>
        </text:list-item>
        <text:list-item>
          <text:p text:style-name="P16">A pasta /administracao <text:s/>deverá ter permissão para que apenas membros do grupos administracao possam ler e executar – nem mesmo outros usuarios podem ler ou escrever!</text:p>
        </text:list-item>
      </text:list>
      <text:list xml:id="list154437490331429" text:continue-list="list3501253407" text:style-name="L3">
        <text:list-header>
          <text:p text:style-name="P14"/>
        </text:list-header>
        <text:list-item>
          <text:p text:style-name="P15"><text:span text:style-name="T13">C</text:span><text:span text:style-name="T12">rie 1 exemplo de cada tipo de usuário acima, mudando o grupo para o tipo correspondente (exemplo: se for aluno, mude o grupo do usuário para aluno). Verifique se cada usuário consegue:</text:span></text:p>
          <text:list>
            <text:list-item>
              <text:p text:style-name="P20">Entrar nas pastas acima;</text:p>
            </text:list-item>
            <text:list-item>
              <text:p text:style-name="P20">Criar e editar arquivos;</text:p>
            </text:list-item>
            <text:list-item>
              <text:p text:style-name="P21">Executar programas dentro das pastas.</text:p>
              <text:p text:style-name="P21"/>
            </text:list-item>
          </text:list>
          <text:p text:style-name="P21">Explique os resultados obtid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weight="bold" officeooo:rsid="001615d9" officeooo:paragraph-rsid="001615d9" style:font-weight-asian="bold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Arial" officeooo:rsid="001615d9" officeooo:paragraph-rsid="001615d9"/>
    </style:style>
    <style:style style:name="MP3" style:family="paragraph" style:parent-style-name="Header">
      <style:paragraph-properties fo:text-align="center" style:justify-single-word="false"/>
      <style:text-properties style:font-name="Arial" officeooo:rsid="00a5c97b" officeooo:paragraph-rsid="00a5c97b"/>
    </style:style>
    <style:style style:name="MP4" style:family="paragraph" style:parent-style-name="Header">
      <style:paragraph-properties fo:text-align="center" style:justify-single-word="false"/>
      <style:text-properties style:font-name="Arial" officeooo:rsid="00288b93" officeooo:paragraph-rsid="00288b93"/>
    </style:style>
    <style:style style:name="MT1" style:family="text">
      <style:text-properties officeooo:rsid="002e85ff"/>
    </style:style>
    <style:style style:name="MT2" style:family="text">
      <style:text-properties officeooo:rsid="0040654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inistério da Educação</text:p>
        <text:p text:style-name="MP2">Centro Federal de Educação Tecnológica Celso Suckow da Fonseca</text:p>
        <text:p text:style-name="MP2">UNED Nova Friburgo</text:p>
        <text:p text:style-name="MP3">Curso Técnico em Informática Integrado ao Ensino Médio</text:p>
        <text:p text:style-name="MP4">Disciplina <text:span text:style-name="MT1">de Sistemas Operacionais</text:span></text:p>
        <text:p text:style-name="MP4">Professor Bruno Policarpo <text:span text:style-name="MT2">Toledo Freita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08:02:40.660886734</meta:creation-date>
    <meta:editing-duration>PT1H19M16S</meta:editing-duration>
    <meta:editing-cycles>7</meta:editing-cycles>
    <meta:generator>LibreOffice/6.1.3.2$Windows_X86_64 LibreOffice_project/86daf60bf00efa86ad547e59e09d6bb77c699acb</meta:generator>
    <dc:date>2019-07-10T15:44:35.305000000</dc:date>
    <meta:document-statistic meta:table-count="0" meta:image-count="0" meta:object-count="0" meta:page-count="1" meta:paragraph-count="28" meta:word-count="355" meta:character-count="2225" meta:non-whitespace-character-count="1901"/>
  </office:meta>
</office:document-meta>
</file>